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rsid="0046b2de" officeooo:paragraph-rsid="0046b2de"/>
    </style:style>
    <style:style style:name="P2" style:family="paragraph" style:parent-style-name="Heading_20_1">
      <style:paragraph-properties fo:break-before="page"/>
      <style:text-properties officeooo:rsid="00342e0b" officeooo:paragraph-rsid="00342e0b"/>
    </style:style>
    <style:style style:name="P3" style:family="paragraph" style:parent-style-name="Heading_20_2">
      <style:text-properties style:font-name="Liberation Sans" fo:font-size="16.1000003814697pt" fo:font-weight="normal" officeooo:rsid="0051ced9" officeooo:paragraph-rsid="0051ced9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4" style:family="paragraph" style:parent-style-name="Heading_20_2">
      <style:text-properties officeooo:rsid="00402467" officeooo:paragraph-rsid="00402467"/>
    </style:style>
    <style:style style:name="P5" style:family="paragraph" style:parent-style-name="Numbering_20_1" style:list-style-name="L2"/>
    <style:style style:name="P6" style:family="paragraph" style:parent-style-name="Numbering_20_2" style:list-style-name="L2"/>
    <style:style style:name="P7" style:family="paragraph" style:parent-style-name="Numbering_20_3" style:list-style-name="L2"/>
    <style:style style:name="P8" style:family="paragraph" style:parent-style-name="Numbering_20_3" style:list-style-name="L2">
      <style:text-properties officeooo:paragraph-rsid="0032873b"/>
    </style:style>
    <style:style style:name="P9" style:family="paragraph" style:parent-style-name="Text_20_body" style:list-style-name="L1"/>
    <style:style style:name="P10" style:family="paragraph" style:parent-style-name="Text_20_body" style:list-style-name="L3">
      <style:text-properties officeooo:rsid="003816b5" officeooo:paragraph-rsid="003816b5"/>
    </style:style>
    <style:style style:name="P11" style:family="paragraph" style:parent-style-name="Text_20_body">
      <style:text-properties officeooo:paragraph-rsid="003816b5"/>
    </style:style>
    <style:style style:name="P12" style:family="paragraph" style:parent-style-name="Text_20_body" style:list-style-name="L3">
      <style:text-properties officeooo:paragraph-rsid="003816b5"/>
    </style:style>
    <style:style style:name="P13" style:family="paragraph" style:parent-style-name="Text_20_body">
      <style:text-properties fo:font-weight="bold" officeooo:rsid="003816b5" officeooo:paragraph-rsid="003816b5" style:font-weight-asian="bold" style:font-weight-complex="bold"/>
    </style:style>
    <style:style style:name="P14" style:family="paragraph" style:parent-style-name="Text_20_body">
      <style:text-properties fo:font-weight="bold" officeooo:rsid="00402467" officeooo:paragraph-rsid="00402467" style:font-weight-asian="bold" style:font-weight-complex="bold"/>
    </style:style>
    <style:style style:name="P15" style:family="paragraph" style:parent-style-name="Text_20_body" style:list-style-name="L3">
      <style:text-properties fo:font-size="10pt" officeooo:rsid="003b48b4" officeooo:paragraph-rsid="003b48b4"/>
    </style:style>
    <style:style style:name="P16" style:family="paragraph" style:parent-style-name="Text_20_body" style:list-style-name="L3">
      <style:text-properties fo:font-size="10pt" officeooo:rsid="003ba0f4" officeooo:paragraph-rsid="003ba0f4"/>
    </style:style>
    <style:style style:name="P17" style:family="paragraph" style:parent-style-name="Text_20_body" style:list-style-name="L3">
      <style:text-properties officeooo:rsid="003c71d5" officeooo:paragraph-rsid="003c71d5"/>
    </style:style>
    <style:style style:name="P18" style:family="paragraph" style:parent-style-name="Text_20_body">
      <style:text-properties officeooo:paragraph-rsid="00342e0b"/>
    </style:style>
    <style:style style:name="P19" style:family="paragraph" style:parent-style-name="Text_20_body">
      <style:text-properties officeooo:paragraph-rsid="003d5081"/>
    </style:style>
    <style:style style:name="P20" style:family="paragraph" style:parent-style-name="Text_20_body">
      <style:text-properties officeooo:paragraph-rsid="003ba0f4"/>
    </style:style>
    <style:style style:name="P21" style:family="paragraph" style:parent-style-name="Text_20_body">
      <style:text-properties officeooo:rsid="0040afaf" officeooo:paragraph-rsid="0040afaf"/>
    </style:style>
    <style:style style:name="P22" style:family="paragraph" style:parent-style-name="Text_20_body">
      <style:text-properties officeooo:rsid="0046b2de" officeooo:paragraph-rsid="0046b2de"/>
    </style:style>
    <style:style style:name="P23" style:family="paragraph" style:parent-style-name="Text_20_body">
      <style:text-properties officeooo:paragraph-rsid="0046b2de"/>
    </style:style>
    <style:style style:name="T1" style:family="text">
      <style:text-properties fo:font-weight="bold" officeooo:rsid="003816b5" style:font-weight-asian="bold" style:font-weight-complex="bold"/>
    </style:style>
    <style:style style:name="T2" style:family="text">
      <style:text-properties fo:font-weight="bold" officeooo:rsid="003ba0f4" style:font-weight-asian="bold" style:font-weight-complex="bold"/>
    </style:style>
    <style:style style:name="T3" style:family="text">
      <style:text-properties fo:font-weight="bold" officeooo:rsid="0046b2de" style:font-weight-asian="bold" style:font-weight-complex="bold"/>
    </style:style>
    <style:style style:name="T4" style:family="text">
      <style:text-properties officeooo:rsid="00342e0b"/>
    </style:style>
    <style:style style:name="T5" style:family="text">
      <style:text-properties fo:font-size="10pt"/>
    </style:style>
    <style:style style:name="T6" style:family="text">
      <style:text-properties fo:font-size="10pt" officeooo:rsid="00342e0b"/>
    </style:style>
    <style:style style:name="T7" style:family="text">
      <style:text-properties fo:font-size="10pt" officeooo:rsid="00344902"/>
    </style:style>
    <style:style style:name="T8" style:family="text">
      <style:text-properties fo:font-size="10pt" officeooo:rsid="003816b5"/>
    </style:style>
    <style:style style:name="T9" style:family="text">
      <style:text-properties fo:font-size="10pt" fo:font-weight="normal" style:font-weight-asian="normal" style:font-weight-complex="normal"/>
    </style:style>
    <style:style style:name="T10" style:family="text">
      <style:text-properties fo:font-size="10pt" fo:font-weight="normal" officeooo:rsid="003816b5" style:font-weight-asian="normal" style:font-weight-complex="normal"/>
    </style:style>
    <style:style style:name="T11" style:family="text">
      <style:text-properties fo:font-size="10pt" fo:font-weight="normal" officeooo:rsid="00402467" style:font-weight-asian="normal" style:font-weight-complex="normal"/>
    </style:style>
    <style:style style:name="T12" style:family="text">
      <style:text-properties fo:font-size="10pt" fo:font-weight="normal" officeooo:rsid="0046b2de" style:font-weight-asian="normal" style:font-weight-complex="normal"/>
    </style:style>
    <style:style style:name="T13" style:family="text">
      <style:text-properties fo:font-size="10pt" fo:font-weight="normal" officeooo:rsid="00494497" style:font-weight-asian="normal" style:font-weight-complex="normal"/>
    </style:style>
    <style:style style:name="T14" style:family="text">
      <style:text-properties fo:font-size="10pt" officeooo:rsid="003b48b4"/>
    </style:style>
    <style:style style:name="T15" style:family="text">
      <style:text-properties fo:font-size="10pt" officeooo:rsid="003d5081"/>
    </style:style>
    <style:style style:name="T16" style:family="text">
      <style:text-properties fo:font-size="10pt" fo:font-weight="bold" style:font-weight-asian="bold" style:font-weight-complex="bold"/>
    </style:style>
    <style:style style:name="T17" style:family="text">
      <style:text-properties fo:font-size="10pt" fo:font-weight="bold" officeooo:rsid="0046b2de" style:font-weight-asian="bold" style:font-weight-complex="bold"/>
    </style:style>
    <style:style style:name="T18" style:family="text">
      <style:text-properties fo:font-size="10pt" officeooo:rsid="004acae6"/>
    </style:style>
    <style:style style:name="T19" style:family="text">
      <style:text-properties fo:font-size="10pt" officeooo:rsid="004c2080"/>
    </style:style>
    <style:style style:name="T20" style:family="text">
      <style:text-properties fo:font-size="10pt" officeooo:rsid="004eefa7"/>
    </style:style>
    <style:style style:name="T21" style:family="text">
      <style:text-properties fo:font-size="10pt" officeooo:rsid="00520ed7" style:font-size-asian="12pt" style:font-name-complex="Arial Unicode MS1"/>
    </style:style>
    <style:style style:name="T22" style:family="text">
      <style:text-properties officeooo:rsid="003816b5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816b5" style:font-weight-asian="normal" style:font-weight-complex="normal"/>
    </style:style>
    <style:style style:name="T25" style:family="text">
      <style:text-properties fo:font-weight="normal" officeooo:rsid="003ba0f4" style:font-weight-asian="normal" style:font-weight-complex="normal"/>
    </style:style>
    <style:style style:name="T26" style:family="text">
      <style:text-properties fo:font-weight="normal" officeooo:rsid="0046b2de" style:font-weight-asian="normal" style:font-weight-complex="normal"/>
    </style:style>
    <style:style style:name="T27" style:family="text">
      <style:text-properties officeooo:rsid="00396f51"/>
    </style:style>
    <style:style style:name="T28" style:family="text">
      <style:text-properties officeooo:rsid="00411e24"/>
    </style:style>
    <style:style style:name="T29" style:family="text">
      <style:text-properties officeooo:rsid="0043ca6f"/>
    </style:style>
    <style:style style:name="T30" style:family="text">
      <style:text-properties officeooo:rsid="004a33da"/>
    </style:style>
    <style:style style:name="T31" style:family="text">
      <style:text-properties officeooo:rsid="004acae6"/>
    </style:style>
    <style:style style:name="T32" style:family="text">
      <style:text-properties officeooo:rsid="004c2080"/>
    </style:style>
    <style:style style:name="T33" style:family="text">
      <style:text-properties officeooo:rsid="0051ced9"/>
    </style:style>
    <style:style style:name="T34" style:family="text">
      <style:text-properties officeooo:rsid="00520e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in" fo:margin-left="0.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Pluto</text:p>
      <text:p text:style-name="Title">Software Requirements Specification</text:p>
      <text:p text:style-name="Subtitle">Arranged by Brian Bach, Damien Rodriguez,<text:line-break/>Randy Heckard, and Matthew Montney</text:p>
      <text:p text:style-name="Subtitle">CSCD 488<text:line-break/>Team 8</text:p>
      <text:p text:style-name="Subtitle">Version 1.0<text:line-break/>8 October 2020</text:p>
      <text:p text:style-name="Text_20_body"/>
      <text:h text:style-name="P2" text:outline-level="1">Introduction</text:h>
      <text:p text:style-name="P18"><text:span text:style-name="T4">Project Pluto is a </text:span><text:span text:style-name="T30">single-player </text:span><text:span text:style-name="T4">2D dungeon-crawling roguelite inspired by </text:span><text:span text:style-name="T6">various games in the genre, such as Hades, Zelda, </text:span><text:span text:style-name="T7">and Binding of Isaac</text:span><text:span text:style-name="T6">.</text:span></text:p>
      <text:p text:style-name="P19"><text:span text:style-name="T15">The game </text:span><text:span text:style-name="T19">is </text:span><text:span text:style-name="T15">created in Godot </text:span><text:span text:style-name="T19">3</text:span><text:span text:style-name="T15">, an open-source game engine, and exported to </text:span><text:span text:style-name="T18">Windows, OS X, and Linux.</text:span></text:p>
      <text:h text:style-name="Heading_20_1" text:outline-level="1">Version Scope</text:h>
      <text:p text:style-name="P21">Version 1.0 will be completed by March 2021.</text:p>
      <text:h text:style-name="Heading_20_2" text:outline-level="2"><text:span text:style-name="T27">v</text:span>0.1</text:h>
      <text:list xml:id="list320612505" text:style-name="L1">
        <text:list-item>
          <text:p text:style-name="P9">The player starts the game in a room with one door.</text:p>
        </text:list-item>
        <text:list-item>
          <text:p text:style-name="P9">The player already has a weapon equipped, such as a sword.</text:p>
        </text:list-item>
        <text:list-item>
          <text:p text:style-name="P9">A dummy enemy is in the room that does not move.</text:p>
        </text:list-item>
        <text:list-item>
          <text:p text:style-name="P9">Killing the enemy opens the door.</text:p>
        </text:list-item>
        <text:list-item>
          <text:p text:style-name="P9">Going through the door ends the game.</text:p>
        </text:list-item>
      </text:list>
      <text:h text:style-name="P3" text:outline-level="2">Final Product</text:h>
      <text:list xml:id="list1157000951" text:style-name="L3">
        <text:list-item>
          <text:p text:style-name="P12"><text:span text:style-name="T22">The player explor</text:span><text:span text:style-name="T28">e</text:span><text:span text:style-name="T22">s </text:span><text:span text:style-name="T33">psuedo-randomly generated </text:span><text:span text:style-name="T8">levels of a dungeon.</text:span></text:p>
        </text:list-item>
        <text:list-item>
          <text:p text:style-name="P12"><text:span text:style-name="T8">The player fights enemies in the dungeon’s room</text:span><text:span text:style-name="T14">s.</text:span></text:p>
        </text:list-item>
        <text:list-item>
          <text:p text:style-name="P17"><text:span text:style-name="T5">Enemies drop their weapons when defeated.</text:span></text:p>
        </text:list-item>
        <text:list-item>
          <text:p text:style-name="P17"><text:span text:style-name="T5">The player can pick up and use dropped weapons.</text:span></text:p>
        </text:list-item>
        <text:list-item>
          <text:p text:style-name="P10"><text:span text:style-name="T5">Clearing a room grants the player coins or trinkets.</text:span></text:p>
        </text:list-item>
        <text:list-item>
          <text:p text:style-name="P15">Defeating the boss allows the player to continue to the next level.</text:p>
        </text:list-item>
        <text:list-item>
          <text:p text:style-name="P16">When not in the dungeon, the player is in the town.</text:p>
        </text:list-item>
        <text:list-item>
          <text:p text:style-name="P16">The player can spend their coins in town <text:span text:style-name="T29">for permanent bonuses</text:span>.</text:p>
        </text:list-item>
        <text:list-item>
          <text:p text:style-name="P16">The player can receive and complete quests.</text:p>
        </text:list-item>
      </text:list>
      <text:h text:style-name="Heading_20_1" text:outline-level="1">Requirements</text:h>
      <text:list xml:id="list184592971" text:style-name="L2">
        <text:list-item>
          <text:p text:style-name="P5">Player can move</text:p>
          <text:list>
            <text:list-item>
              <text:p text:style-name="P6">Move direction is stored as a normalized vector</text:p>
              <text:list>
                <text:list-item>
                  <text:p text:style-name="P7">Pressing Movement buttons controls direction</text:p>
                </text:list-item>
              </text:list>
            </text:list-item>
          </text:list>
        </text:list-item>
        <text:list-item>
          <text:p text:style-name="P5">Player collides with objects and walls</text:p>
          <text:list>
            <text:list-item>
              <text:p text:style-name="P6"><text:soft-page-break/>Player has a collision box on the world layer</text:p>
              <text:list>
                <text:list-item>
                  <text:p text:style-name="P7">Pressing Movement <text:span text:style-name="T21">buttons</text:span> into solid objects does nothing</text:p>
                </text:list-item>
              </text:list>
            </text:list-item>
          </text:list>
        </text:list-item>
        <text:list-item>
          <text:p text:style-name="P5">Weapons can be used to attack</text:p>
          <text:list>
            <text:list-item>
              <text:p text:style-name="P6">A weapon’s hitbox is activated when it attacks, otherwise it is inactive</text:p>
              <text:list>
                <text:list-item>
                  <text:p text:style-name="P7">Weapon attacks are triggered by their user</text:p>
                </text:list-item>
                <text:list-item>
                  <text:p text:style-name="P7">An attack ends after hitting something</text:p>
                </text:list-item>
              </text:list>
            </text:list-item>
          </text:list>
        </text:list-item>
        <text:list-item>
          <text:p text:style-name="P5">Player can use a weapon</text:p>
          <text:list>
            <text:list-item>
              <text:p text:style-name="P6">The player delegates attacking to the weapon itself</text:p>
              <text:list>
                <text:list-item>
                  <text:p text:style-name="P7">Pressing an Attack button initiates an attack</text:p>
                </text:list-item>
              </text:list>
            </text:list-item>
          </text:list>
        </text:list-item>
        <text:list-item>
          <text:p text:style-name="P5">Enemies have a health bar above them</text:p>
          <text:list>
            <text:list-item>
              <text:p text:style-name="P6">Enemies track their health</text:p>
            </text:list-item>
            <text:list-item>
              <text:p text:style-name="P6">A red background rectangle and green foreground rectangle are above the enemy</text:p>
              <text:list>
                <text:list-item>
                  <text:p text:style-name="P7">The background rectangle’s length is constant</text:p>
                </text:list-item>
                <text:list-item>
                  <text:p text:style-name="P7">The foreground rectangle’s length is relative to their health</text:p>
                </text:list-item>
              </text:list>
            </text:list-item>
          </text:list>
        </text:list-item>
        <text:list-item>
          <text:p text:style-name="P5">Enemies can take damage and die</text:p>
          <text:list>
            <text:list-item>
              <text:p text:style-name="P6">Enemies have a hitbox that tracks if they’ve been hit</text:p>
              <text:list>
                <text:list-item>
                  <text:p text:style-name="P7">Enemies take damage when their hitbox overlaps with a weapon’s hitbox</text:p>
                </text:list-item>
              </text:list>
            </text:list-item>
            <text:list-item>
              <text:p text:style-name="P6">Upon reaching zero health, enemies are removed from the scene</text:p>
              <text:list>
                <text:list-item>
                  <text:p text:style-name="P7">Enemies disappear upon reaching zero health</text:p>
                </text:list-item>
              </text:list>
            </text:list-item>
          </text:list>
        </text:list-item>
        <text:list-item>
          <text:p text:style-name="P5">A room has one to four doors</text:p>
          <text:list>
            <text:list-item>
              <text:p text:style-name="P6">Doors are initially locked</text:p>
              <text:list>
                <text:list-item>
                  <text:p text:style-name="P7">Clearing a room unlocks all the doors</text:p>
                </text:list-item>
              </text:list>
            </text:list-item>
          </text:list>
        </text:list-item>
        <text:list-item>
          <text:p text:style-name="P5">Enemies can spawn in a room</text:p>
          <text:list>
            <text:list-item>
              <text:p text:style-name="P6">The room scene loads enemies</text:p>
              <text:list>
                <text:list-item>
                  <text:p text:style-name="P7">Enemies are loaded when the player enters</text:p>
                </text:list-item>
                <text:list-item>
                  <text:p text:style-name="P7">Enemies are unloaded when the player leaves</text:p>
                </text:list-item>
              </text:list>
            </text:list-item>
            <text:list-item>
              <text:p text:style-name="P6">The room scene has a flag to track if it has been cleared</text:p>
              <text:list>
                <text:list-item>
                  <text:p text:style-name="P7">Defeating all enemies clears the room</text:p>
                </text:list-item>
              </text:list>
            </text:list-item>
          </text:list>
        </text:list-item>
        <text:list-item>
          <text:p text:style-name="P5"><text:soft-page-break/>Player can win the game</text:p>
          <text:list>
            <text:list-item>
              <text:p text:style-name="P6">The game closes, for now</text:p>
              <text:list>
                <text:list-item>
                  <text:p text:style-name="P8">The player walks through the door, for now</text:p>
                </text:list-item>
              </text:list>
            </text:list-item>
          </text:list>
        </text:list-item>
      </text:list>
      <text:h text:style-name="P1" text:outline-level="1">Nonfunctional Requirements</text:h>
      <text:p text:style-name="P22"><text:span text:style-name="T17">A</text:span><text:span text:style-name="T16">ccessibility:</text:span><text:span text:style-name="T9"> The game </text:span><text:span text:style-name="T13">is </text:span><text:span text:style-name="T9">playable by many different people. This will be achieved either through design or easily found options.</text:span></text:p>
      <text:p text:style-name="P23"><text:span text:style-name="T17">Performance</text:span><text:span text:style-name="T3">:</text:span><text:span text:style-name="T26"> The game </text:span><text:span text:style-name="T12">maintain</text:span><text:span text:style-name="T13">s</text:span><text:span text:style-name="T12"> a frame rate of at least 60 frames per second on </text:span><text:span text:style-name="T13">all </text:span><text:span text:style-name="T12">tested machines.</text:span></text:p>
      <text:h text:style-name="Heading_20_1" text:outline-level="1">Glossary</text:h>
      <text:p text:style-name="P11"><text:span text:style-name="T1">Clearing a Room:</text:span><text:span text:style-name="T24"> </text:span><text:span text:style-name="T10">Occurs when all the enemies in a room have been defeated</text:span></text:p>
      <text:p text:style-name="P11"><text:span text:style-name="T1">Coin:</text:span><text:span text:style-name="T24"> A permanent reward used to purchase upgrades</text:span></text:p>
      <text:p text:style-name="P20"><text:span text:style-name="T2">Quest:</text:span><text:span text:style-name="T25"> A challenge that the player can complete to gain a reward; </text:span><text:span text:style-name="T11">may</text:span><text:span text:style-name="T25"> be hand-designed or randomly generated</text:span></text:p>
      <text:p text:style-name="P13">Trinket:<text:span text:style-name="T23"> A temporary reward that can grant a variety of bonuses for the current run</text:span></text:p>
      <text:h text:style-name="P4" text:outline-level="2">Input</text:h>
      <text:p text:style-name="P14">Attack:<text:span text:style-name="T23"> Category of buttons used to attack</text:span></text:p>
      <text:p text:style-name="P14">Movement:<text:span text:style-name="T23"> Category of buttons used to control player movemen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5in" fo:margin-right="0in" fo:margin-top="0.1665in" fo:margin-bottom="0.0835in" loext:contextual-spacing="false" fo:text-indent="0in" style:auto-text-indent="false" style:page-number="auto"/>
      <style:text-properties fo:font-size="150%" fo:font-style="italic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in" fo:margin-bottom="0.0799in" loext:contextual-spacing="false" fo:text-align="end" style:justify-single-word="false" style:page-number="auto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1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6in" fo:margin-right="0in" fo:margin-top="0.0835in" fo:margin-bottom="0.0835in" loext:contextual-spacing="false" fo:text-indent="0in" style:auto-text-indent="false"/>
      <style:text-properties fo:font-size="90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.2in" fo:margin-bottom="0.0799in" loext:contextual-spacing="false" fo:text-indent="-0.25in" style:auto-text-indent="false"/>
      <style:text-properties fo:font-size="13pt" fo:font-style="normal" fo:font-weight="bold"/>
    </style:style>
    <style:style style:name="Numbering_20_2" style:display-name="Numbering 2" style:family="paragraph" style:parent-style-name="List" style:class="list" style:master-page-name="">
      <style:paragraph-properties fo:margin-left="0.5in" fo:margin-right="0in" fo:margin-top="0in" fo:margin-bottom="0.0799in" loext:contextual-spacing="false" fo:text-indent="-0.25in" style:auto-text-indent="false" style:page-number="auto"/>
      <style:text-properties fo:font-size="12pt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text:outline-style style:name="Outline">
      <text:outline-level-style text:level="1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Line_20_numbering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8T12:10:09.002159887</meta:creation-date>
    <dc:date>2020-10-13T16:15:59.570747140</dc:date>
    <meta:editing-duration>PT2H52M24S</meta:editing-duration>
    <meta:editing-cycles>44</meta:editing-cycles>
    <meta:generator>LibreOffice/6.4.2.2$MacOSX_X86_64 LibreOffice_project/4e471d8c02c9c90f512f7f9ead8875b57fcb1ec3</meta:generator>
    <meta:document-statistic meta:table-count="0" meta:image-count="0" meta:object-count="0" meta:page-count="4" meta:paragraph-count="73" meta:word-count="623" meta:character-count="3563" meta:non-whitespace-character-count="2992"/>
  </office:meta>
</office:document-meta>
</file>